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Arial1" fo:font-size="14pt" style:font-size-asian="14pt" style:font-size-complex="14pt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style:text-blinking="false" fo:background-color="transparent" style:font-size-asian="14pt" style:font-size-complex="14pt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bold" officeooo:rsid="000f2543" officeooo:paragraph-rsid="000f2543" style:text-blinking="false" fo:background-color="transparent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top="0cm" fo:margin-bottom="0.106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2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style:text-blinking="false" fo:background-color="transparent" style:font-size-asian="14pt" style:font-size-complex="14pt"/>
    </style:style>
    <style:style style:name="P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bold" style:text-blinking="false" fo:background-color="transparent" style:font-size-asian="14pt" style:font-size-complex="14pt"/>
    </style:style>
    <style:style style:name="P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</style:style>
    <style:style style:name="P10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style:text-blinking="false" fo:background-color="transparent" style:font-size-asian="14pt" style:font-size-complex="14pt"/>
    </style:style>
    <style:style style:name="P11" style:family="paragraph" style:parent-style-name="Text_20_body" style:list-style-name="L1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style:text-blinking="false" fo:background-color="transparent" style:font-size-asian="14pt" style:font-size-complex="14pt"/>
    </style:style>
    <style:style style:name="P12" style:family="paragraph" style:parent-style-name="Text_20_body" style:list-style-name="L2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style:text-blinking="false" fo:background-color="transparent" style:font-size-asian="14pt" style:font-size-complex="14pt"/>
    </style:style>
    <style:style style:name="P13" style:family="paragraph" style:parent-style-name="Text_20_body" style:list-style-name="L3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style:text-blinking="false" fo:background-color="transparent" style:font-size-asian="14pt" style:font-size-complex="14pt"/>
    </style:style>
    <style:style style:name="P1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officeooo:rsid="001129f3" officeooo:paragraph-rsid="001129f3" style:text-blinking="false" fo:background-color="transparent" style:font-size-asian="14pt" style:font-size-complex="14pt"/>
    </style:style>
    <style:style style:name="P15" style:family="paragraph" style:parent-style-name="Text_20_body" style:list-style-name="L4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16" style:family="paragraph" style:parent-style-name="Text_20_body" style:list-style-name="L2">
      <style:paragraph-properties fo:margin-top="0cm" fo:margin-bottom="0cm" loext:contextual-spacing="false" fo:line-height="138%" fo:text-align="justify" style:justify-single-word="false" style:writing-mode="lr-tb"/>
    </style:style>
    <style:style style:name="P17" style:family="paragraph" style:parent-style-name="Text_20_body" style:list-style-name="L2">
      <style:paragraph-properties fo:margin-top="0cm" fo:margin-bottom="0cm" loext:contextual-spacing="false" fo:line-height="138%" fo:text-align="justify" style:justify-single-word="false" style:writing-mode="lr-tb"/>
      <style:text-properties officeooo:paragraph-rsid="000f2543"/>
    </style:style>
    <style:style style:name="P18" style:family="paragraph" style:parent-style-name="Text_20_body" style:list-style-name="L3">
      <style:paragraph-properties fo:margin-top="0cm" fo:margin-bottom="0cm" loext:contextual-spacing="false" fo:line-height="138%" fo:text-align="justify" style:justify-single-word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officeooo:rsid="000f2543" style:text-blinking="false" fo:background-color="transparent" loext:char-shading-value="0" style:font-size-asian="14pt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style:text-blinking="false" fo:background-color="transparent" loext:char-shading-value="0" style:font-size-asian="14pt" style:font-style-asian="normal" style:font-size-complex="14pt" style:font-style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officeooo:rsid="000f2543" style:text-blinking="false" fo:background-color="transparent" loext:char-shading-value="0" style:font-size-asian="14pt" style:font-style-asian="normal" style:font-size-complex="14pt" style:font-style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officeooo:rsid="001129f3" style:text-blinking="false" fo:background-color="transparent" loext:char-shading-value="0" style:font-size-asian="14pt" style:font-style-asian="normal" style:font-size-complex="14pt" style:font-style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style:text-blinking="false" fo:background-color="transparent" loext:char-shading-value="0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officeooo:rsid="000f2543" style:text-blinking="false" fo:background-color="transparent" loext:char-shading-value="0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officeooo:rsid="000f2543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bold" style:text-blinking="false" fo:background-color="transparent" loext:char-shading-value="0" style:font-size-asian="14pt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bold" style:text-blinking="false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bold" officeooo:rsid="000f2543" style:text-blinking="false" fo:background-color="transparent" loext:char-shading-value="0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Arial1" fo:font-size="14pt" fo:font-style="italic" style:text-underline-style="none" fo:font-weight="normal" style:text-blinking="false" fo:background-color="transparent" loext:char-shading-value="0" style:font-size-asian="14pt" style:font-style-asian="italic" style:font-size-complex="14pt" style:font-style-complex="italic"/>
    </style:style>
    <style:style style:name="T13" style:family="text">
      <style:text-properties officeooo:rsid="000f2543"/>
    </style:style>
    <style:style style:name="T14" style:family="text">
      <style:text-properties officeooo:rsid="001129f3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A876 - Trabalho 2</text:p>
      <text:p text:style-name="P5">O problema com o qual vamos lidar nesse trabalho é a paralelização de filtros de imagem.</text:p>
      <text:p text:style-name="P5"/>
      <text:p text:style-name="P5">Uma imagem é representada, na máquina, por três matrizes. Cada uma delas se refere a um canal (R, G, B) da imagem. Então, r[i][j], g[i][j] e b[i][j] se referem aos valores de R, G e B do pixel (i,j). <text:span text:style-name="T14">A imagem inteira tem tamanho I por J.</text:span></text:p>
      <text:p text:style-name="P5"/>
      <text:p text:style-name="P5">Num filtro blur de tamanho N, novas matrizes r', g' e b' são geradas. Para cada uma delas, o pixel (i,j) recebe o valor da média de todos os pixels da matriz original que estão dentro do quadrado que vai de (i-N, j-N) a (i+N, j+N).</text:p>
      <text:p text:style-name="P5"/>
      <text:p text:style-name="P14"><text:tab/><text:tab/><text:tab/><text:span text:style-name="T15">r’ (i,j) = media de r(i-N até i+N, j-N até j+N)</text:span></text:p>
      <text:p text:style-name="P5"/>
      <text:p text:style-name="P5">O objetivo técnico do trabalho é fazer um programa de computador que permita identificar se a aplicação de um filtro tipo “blur” em uma imagem é mais rápida se ocorrer em uma única linha de execução, em múltiplas threads ou em múltiplos processos.</text:p>
      <text:p text:style-name="P5"/>
      <text:p text:style-name="P5">Para tal, o grupo deverá implementar as três propostas e então avaliar objetivamente seu tempo de execução em imagens pequenas e em imagens grandes.</text:p>
      <text:p text:style-name="P1"/>
      <text:p text:style-name="P7">Restrições</text:p>
      <text:list xml:id="list4061238408" text:style-name="L1">
        <text:list-item>
          <text:p text:style-name="P11">Este trabalho deverá ser feito em C. Há, no repositório da disciplina, código para abrir, manipular e salvar imagens.</text:p>
        </text:list-item>
        <text:list-item>
          <text:p text:style-name="P11">O grupo, porém, deve se sentir livre para usar outras bibliotecas ou outras soluções para abrir imagens.</text:p>
        </text:list-item>
        <text:list-item>
          <text:p text:style-name="P11">Não é permitido usar bibliotecas que implementem filtros de imagens <text:soft-page-break/>(essa parte deverá ser codificada pelo próprio grupo).</text:p>
        </text:list-item>
      </text:list>
      <text:p text:style-name="P1"/>
      <text:p text:style-name="P7">O que entregar</text:p>
      <text:list xml:id="list4268687694" text:style-name="L2">
        <text:list-item>
          <text:p text:style-name="P12">O código-fonte deverá ser entregue comentado de forma que seja possível entender o raciocínio do grupo através dos comentários.</text:p>
        </text:list-item>
        <text:list-item>
          <text:p text:style-name="P12">Um arquivo Makefile e instruções de uso para permitir testar o programa enviado.</text:p>
        </text:list-item>
        <text:list-item>
          <text:p text:style-name="P16"><text:span text:style-name="T1">O grupo deverá entregar um</text:span><text:span text:style-name="T2">a figura em formato PDF mostrando a média e desvio padrão dos tempos de execução de cada uma das variações do programa. Recomendamos executar ao menos 100 vezes cada variação, buscando encontrar dados estatisticamente significativos.</text:span></text:p>
        </text:list-item>
        <text:list-item>
          <text:p text:style-name="P17"><text:span text:style-name="T1">O código e </text:span><text:span text:style-name="T2">a figura</text:span><text:span text:style-name="T1"> deverão ser entregues num arquivo .zip através do sistema do Classroom. Por favor, deixe </text:span><text:span text:style-name="T2">a figura mostrando o tempo de execução</text:span><text:span text:style-name="T1"> num diretório chamado </text:span><text:span text:style-name="T9">doc</text:span><text:span text:style-name="T10">, </text:span><text:span text:style-name="T8">as imagens usadas para teste no diretório </text:span><text:span text:style-name="T11">data</text:span><text:span text:style-name="T8">,</text:span><text:span text:style-name="T6"> </text:span><text:span text:style-name="T1">os códigos fontes num diretório chamado </text:span><text:span text:style-name="T9">src</text:span><text:span text:style-name="T1"> e o Makefile no diretório raiz.</text:span></text:p>
        </text:list-item>
      </text:list>
      <text:p text:style-name="P2"/>
      <text:p text:style-name="P3">Notas</text:p>
      <text:list xml:id="list3423322607" text:style-name="L3">
        <text:list-item>
          <text:p text:style-name="P13"><text:span text:style-name="T13">A nota será dada com base no código,</text:span> que inicia em 10 e considera os seguintes descontos:</text:p>
          <text:list>
            <text:list-item>
              <text:p text:style-name="P13">-10 se o programa não compila ou não executa (ele será testado em máquinas Linux!)</text:p>
            </text:list-item>
            <text:list-item>
              <text:p text:style-name="P13">-4 para cada versão não implementada (devem ser entregues as versões multi-thread, multi-processo e em linha de execução única).</text:p>
            </text:list-item>
            <text:list-item>
              <text:p text:style-name="P13">-2 se não há script de teste</text:p>
            </text:list-item>
            <text:list-item>
              <text:p text:style-name="P13">-2 se não há instruções para execução</text:p>
            </text:list-item>
            <text:list-item>
              <text:p text:style-name="P13">-2 se o programa tem bugs que poderiam ser resolvidos facilmente (exemplo: overflow nos pixels levando a aberrações cromáticas)</text:p>
            </text:list-item>
            <text:list-item>
              <text:p text:style-name="P13">-<text:span text:style-name="T13">2 se o programa não tem comentários, de forma a torná-lo ilegível.</text:span></text:p>
            </text:list-item>
            <text:list-item>
              <text:p text:style-name="P18"><text:span text:style-name="T1">+2 se o comando </text:span><text:span text:style-name="T12">make test </text:span><text:span text:style-name="T3">compila o programa, executa </text:span><text:soft-page-break/><text:span text:style-name="T3">automaticamente todos os testes e </text:span><text:span text:style-name="T4">gera automaticamente a figura com os resultados </text:span><text:span text:style-name="T5">(sugestões: Python, GNUPlot)</text:span><text:span text:style-name="T4">.</text:span></text:p>
            </text:list-item>
          </text:list>
        </text:list-item>
      </text:list>
      <text:p text:style-name="P8">Variações</text:p>
      <text:p text:style-name="P6">É possível que o grupo prefira fazer outro filtro que não seja o “blur”, ou queira implementar uma variação do “blur”. Alternativamente, o grupo pode optar por implementar outros filtros, tais como:</text:p>
      <text:list xml:id="list3113986640" text:style-name="L4">
        <text:list-item>
          <text:p text:style-name="P15">Detector de bordas (filtro de Sobel)</text:p>
        </text:list-item>
        <text:list-item>
          <text:p text:style-name="P15">“Blur” Gaussiano</text:p>
        </text:list-item>
        <text:list-item>
          <text:p text:style-name="P15">Erosão</text:p>
        </text:list-item>
        <text:list-item>
          <text:p text:style-name="P15">Dilatação</text:p>
        </text:list-item>
        <text:list-item>
          <text:p text:style-name="P15">Mediana, máximo ou mínimo em janela deslizante</text:p>
        </text:list-item>
      </text:list>
      <text:p text:style-name="P6"/>
      <text:p text:style-name="P9"><text:span text:style-name="T6">Todos esses filtros têm a característica de depender de uma área em torno de cada pixel processado. Em tese, qualquer filtro com essa característica é possível para este trabalho, mas pode ser uma boa idéia conversar com o Tiago </text:span><text:span text:style-name="T7">e com o Rafael</text:span><text:span text:style-name="T6"> se o grupo tiver uma outra idéia de filtro.</text:span></text:p>
      <text:p text:style-name="P6"/>
      <text:p text:style-name="P1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iago Tavares</meta:initial-creator>
    <meta:creation-date>2018-05-10T20:43:53</meta:creation-date>
    <dc:date>2020-07-01T18:40:23.541000000</dc:date>
    <meta:editing-duration>PT17H56M7S</meta:editing-duration>
    <meta:editing-cycles>13</meta:editing-cycles>
    <meta:generator>LibreOffice/6.4.0.3$Windows_X86_64 LibreOffice_project/b0a288ab3d2d4774cb44b62f04d5d28733ac6df8</meta:generator>
    <meta:document-statistic meta:table-count="0" meta:image-count="0" meta:object-count="0" meta:page-count="3" meta:paragraph-count="34" meta:word-count="615" meta:character-count="3513" meta:non-whitespace-character-count="2947"/>
  </office:meta>
</office:document-meta>
</file>